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6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322cm" fo:min-width="14.861cm"/>
    </style:style>
    <style:style style:name="gr4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8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07cm"/>
    </style:style>
    <style:style style:name="gr1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1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36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05cm"/>
    </style:style>
    <style:style style:name="gr14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0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79cm"/>
    </style:style>
    <style:style style:name="gr1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498cm" fo:min-width="0.248cm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min-height="0.498cm" fo:min-width="0.248cm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43cm" fo:min-width="0.493cm" fo:padding-top="0.2cm" fo:padding-bottom="0.2cm" fo:padding-left="0.325cm" fo:padding-right="0.325cm"/>
    </style:style>
    <style:style style:name="gr20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min-height="0.236cm" fo:min-width="0cm" fo:padding-top="0.2cm" fo:padding-bottom="0.2cm" fo:padding-left="0.325cm" fo:padding-right="0.325cm"/>
    </style:style>
    <style:style style:name="gr21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6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Droid Sans Mono1"/>
    </style:style>
    <style:style style:name="P3" style:family="paragraph">
      <loext:graphic-properties draw:fill="none" draw:fill-color="#ffffff"/>
      <style:text-properties style:font-name="Droid Sans Mono1" fo:font-size="18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roid Sans Mono1" fo:font-size="18pt"/>
    </style:style>
    <style:style style:name="P7" style:family="paragraph">
      <loext:graphic-properties draw:fill="none" draw:fill-color="#ffffff"/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 style:font-size-asian="18pt" style:font-size-complex="18pt"/>
    </style:style>
    <style:style style:name="T3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1" fo:font-size="18pt"/>
    </style:style>
    <style:style style:name="T5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96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3" draw:text-style-name="P3" draw:layer="layout" svg:width="15.742cm" svg:height="24.572cm" svg:x="1.387cm" svg:y="1.508cm">
          <draw:text-box>
            <text:p><text:span text:style-name="T2">'=' context symbol for individuals</text:span></text:p>
            <text:p><text:span text:style-name="T2"/></text:p>
            <text:p><text:span text:style-name="T2"><text:s text:c="2"/></text:span><text:span text:style-name="T2">Example: </text:span><text:span text:style-name="T3">=alice</text:span></text:p>
            <text:p><text:span text:style-name="T3"/></text:p>
            <text:p><text:span text:style-name="T2"/></text:p>
            <text:p><text:span text:style-name="T2"/></text:p>
            <text:p><text:span text:style-name="T2">'+' </text:span><text:span text:style-name="T2">context symbol</text:span><text:span text:style-name="T2"> for organizations</text:span></text:p>
            <text:p><text:span text:style-name="T2"/></text:p>
            <text:p><text:span text:style-name="T2"><text:s text:c="2"/></text:span><text:span text:style-name="T2">Example: +</text:span><text:span text:style-name="T3">acme</text:span></text:p>
            <text:p><text:span text:style-name="T2"/></text:p>
            <text:p><text:span text:style-name="T2"/></text:p>
            <text:p><text:span text:style-name="T2"/></text:p>
            <text:p><text:span text:style-name="T2">'*' </text:span><text:span text:style-name="T2">context symbol</text:span><text:span text:style-name="T2"> for things</text:span></text:p>
            <text:p><text:span text:style-name="T2"/></text:p>
            <text:p><text:span text:style-name="T2"><text:s text:c="2"/></text:span><text:span text:style-name="T2">Example: </text:span><text:span text:style-name="T3">*alice.car</text:span></text:p>
            <text:p><text:span text:style-name="T2"/></text:p>
            <text:p><text:span text:style-name="T2"/></text:p>
            <text:p><text:span text:style-name="T2"/></text:p>
            <text:p><text:span text:style-name="T2">'@' </text:span><text:span text:style-name="T2">context symbol</text:span><text:span text:style-name="T2"> for order</text:span></text:p>
            <text:p><text:span text:style-name="T2"/></text:p>
            <text:p><text:span text:style-name="T2"><text:s text:c="2"/></text:span><text:span text:style-name="T2">Example: </text:span><text:span text:style-name="T3">@0</text:span></text:p>
            <text:p><text:span text:style-name="T2"/></text:p>
            <text:p><text:span text:style-name="T2"/></text:p>
            <text:p><text:span text:style-name="T2"/></text:p>
            <text:p><text:span text:style-name="T2">'#' </text:span><text:span text:style-name="T2">context symbol</text:span><text:span text:style-name="T2"> for concepts</text:span></text:p>
            <text:p><text:span text:style-name="T2"/></text:p>
            <text:p><text:span text:style-name="T2"><text:s text:c="2"/></text:span><text:span text:style-name="T2">Example: #</text:span><text:span text:style-name="T3">email</text:span></text:p>
            <text:p><text:span text:style-name="T2"/></text:p>
            <text:p><text:span text:style-name="T2"/></text:p>
            <text:p><text:span text:style-name="T2"/></text:p>
            <text:p><text:span text:style-name="T2">'$' </text:span><text:span text:style-name="T2">context symbol</text:span><text:span text:style-name="T2"> for reserved concepts</text:span></text:p>
            <text:p><text:span text:style-name="T2"/></text:p>
            <text:p><text:span text:style-name="T2"><text:s text:c="2"/></text:span><text:span text:style-name="T2">Example: </text:span><text:span text:style-name="T3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6" draw:text-style-name="P6" draw:layer="layout" svg:width="2.788cm" svg:height="0.996cm" svg:x="6.697cm" svg:y="6.158cm">
          <draw:text-box>
            <text:p><text:span text:style-name="T4">=alice</text:span></text:p>
          </draw:text-box>
        </draw:frame>
        <draw:frame draw:style-name="gr7" draw:text-style-name="P7" draw:layer="layout" svg:width="2.788cm" svg:height="0.996cm" svg:x="2.259cm" svg:y="3.507cm">
          <draw:text-box>
            <text:p><text:span text:style-name="T5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6" draw:text-style-name="P6" draw:layer="layout" svg:width="2.788cm" svg:height="0.996cm" svg:x="6.697cm" svg:y="6.158cm">
          <draw:text-box>
            <text:p><text:span text:style-name="T4">=alice</text:span></text:p>
          </draw:text-box>
        </draw:frame>
        <draw:custom-shape draw:style-name="gr4" draw:text-style-name="P4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697cm" svg:y="11.188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697cm" svg:y="16.395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5" draw:text-style-name="P5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10" draw:text-style-name="P7" draw:layer="layout" svg:width="2.026cm" svg:height="1.242cm" svg:x="2.663cm" svg:y="8.167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19cm" svg:y="13.619cm">
          <draw:text-box>
            <text:p><text:span text:style-name="T5">+acme</text:span></text:p>
          </draw:text-box>
        </draw:frame>
        <draw:frame draw:style-name="gr7" draw:text-style-name="P7" draw:layer="layout" svg:width="2.788cm" svg:height="0.996cm" svg:x="2.259cm" svg:y="3.507cm">
          <draw:text-box>
            <text:p><text:span text:style-name="T5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6" draw:text-style-name="P6" draw:layer="layout" svg:width="2.788cm" svg:height="0.996cm" svg:x="6.697cm" svg:y="6.158cm">
          <draw:text-box>
            <text:p><text:span text:style-name="T4">=alice</text:span></text:p>
          </draw:text-box>
        </draw:frame>
        <draw:custom-shape draw:style-name="gr4" draw:text-style-name="P4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697cm" svg:y="14.568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697cm" svg:y="19.775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5" draw:text-style-name="P5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10" draw:text-style-name="P7" draw:layer="layout" svg:width="2.026cm" svg:height="1.242cm" svg:x="2.663cm" svg:y="11.547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19cm" svg:y="16.999cm">
          <draw:text-box>
            <text:p><text:span text:style-name="T5">+acme</text:span></text:p>
          </draw:text-box>
        </draw:frame>
        <draw:connector draw:style-name="gr5" draw:text-style-name="P5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12" draw:text-style-name="P6" draw:layer="layout" svg:width="5.836cm" svg:height="0.996cm" svg:x="10.71cm" svg:y="10.504cm">
          <draw:text-box>
            <text:p><text:span text:style-name="T4">=alice&lt;#email&gt;</text:span></text:p>
          </draw:text-box>
        </draw:frame>
        <draw:frame draw:style-name="gr13" draw:text-style-name="P7" draw:layer="layout" svg:width="3.55cm" svg:height="0.996cm" svg:x="6.126cm" svg:y="8.206cm">
          <draw:text-box>
            <text:p><text:span text:style-name="T5">&lt;#email&gt;</text:span></text:p>
          </draw:text-box>
        </draw:frame>
        <draw:frame draw:style-name="gr7" draw:text-style-name="P7" draw:layer="layout" svg:width="2.788cm" svg:height="0.996cm" svg:x="2.259cm" svg:y="3.507cm">
          <draw:text-box>
            <text:p><text:span text:style-name="T5">=alice</text:span></text:p>
          </draw:text-box>
        </draw:frame>
        <draw:custom-shape draw:style-name="gr4" draw:text-style-name="P4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4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" draw:text-style-name="P1" xml:id="id17" draw:id="id17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16" draw:start-glue-point="6" draw:end-shape="id17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4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7" draw:text-style-name="P1" xml:id="id18" draw:id="id18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19" draw:id="id19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18" draw:start-glue-point="8" draw:end-shape="id19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20" draw:id="id20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1" draw:id="id21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18" draw:start-glue-point="8" draw:end-shape="id20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18" draw:start-glue-point="8" draw:end-shape="id21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19" draw:start-glue-point="8" draw:end-shape="id22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23" draw:id="id23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22" draw:start-glue-point="6" draw:end-shape="id23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22" draw:id="id22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7" draw:text-style-name="P1" xml:id="id24" draw:id="id2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5" draw:id="id2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24" draw:start-glue-point="8" draw:end-shape="id25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26" draw:id="id26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7" draw:id="id2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24" draw:start-glue-point="8" draw:end-shape="id26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24" draw:start-glue-point="8" draw:end-shape="id27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25" draw:start-glue-point="8" draw:end-shape="id28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29" draw:id="id29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28" draw:start-glue-point="6" draw:end-shape="id29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28" draw:id="id28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25" draw:start-glue-point="8" draw:end-shape="id26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9" draw:style-name="dp1" draw:master-page-name="Default">
        <draw:custom-shape draw:style-name="gr17" draw:text-style-name="P1" xml:id="id30" draw:id="id3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1" draw:id="id3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30" draw:start-glue-point="8" draw:end-shape="id31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32" draw:id="id3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3" draw:id="id3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30" draw:start-glue-point="8" draw:end-shape="id32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30" draw:start-glue-point="8" draw:end-shape="id33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31" draw:start-glue-point="8" draw:end-shape="id34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35" draw:id="id35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34" draw:start-glue-point="6" draw:end-shape="id35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34" draw:id="id34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31" draw:start-glue-point="8" draw:end-shape="id32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10" draw:style-name="dp1" draw:master-page-name="Default">
        <draw:custom-shape draw:style-name="gr17" draw:text-style-name="P1" xml:id="id36" draw:id="id3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7" draw:id="id3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36" draw:start-glue-point="8" draw:end-shape="id37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38" draw:id="id3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9" draw:id="id3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36" draw:start-glue-point="8" draw:end-shape="id38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36" draw:start-glue-point="8" draw:end-shape="id39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37" draw:start-glue-point="8" draw:end-shape="id40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41" draw:id="id41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40" draw:start-glue-point="6" draw:end-shape="id41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40" draw:id="id40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37" draw:start-glue-point="8" draw:end-shape="id38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11" draw:style-name="dp1" draw:master-page-name="Default">
        <draw:custom-shape draw:style-name="gr17" draw:text-style-name="P1" xml:id="id42" draw:id="id4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43" draw:id="id4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42" draw:start-glue-point="8" draw:end-shape="id43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44" draw:id="id4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45" draw:id="id4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42" draw:start-glue-point="8" draw:end-shape="id44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42" draw:start-glue-point="8" draw:end-shape="id45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43" draw:start-glue-point="8" draw:end-shape="id46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47" draw:id="id47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46" draw:start-glue-point="6" draw:end-shape="id47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46" draw:id="id4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43" draw:start-glue-point="8" draw:end-shape="id44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12" draw:style-name="dp1" draw:master-page-name="Default">
        <draw:frame draw:style-name="gr9" draw:text-style-name="P6" draw:layer="layout" svg:width="2.407cm" svg:height="0.996cm" svg:x="1.916cm" svg:y="1.917cm">
          <draw:text-box>
            <text:p><text:span text:style-name="T4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6-10-31T09:10:11.166261191</dc:date>
    <meta:editing-duration>PT17H19M7S</meta:editing-duration>
    <meta:editing-cycles>59</meta:editing-cycles>
    <meta:generator>LibreOffice/5.2.2.2.0$Linux_X86_64 LibreOffice_project/20m0$Build-2</meta:generator>
    <dc:creator>Markus Sabadello</dc:creator>
    <meta:document-statistic meta:object-count="174"/>
  </office:meta>
</office:document-meta>
</file>